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1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20" style:family="paragraph" style:parent-style-name="Table_20_Contents">
      <style:paragraph-properties fo:text-align="center" style:justify-single-word="false"/>
      <style:text-properties officeooo:rsid="001aebbb" officeooo:paragraph-rsid="001aebbb"/>
    </style:style>
    <style:style style:name="P21" style:family="paragraph" style:parent-style-name="Text_20_body">
      <style:text-properties officeooo:rsid="001aebbb" officeooo:paragraph-rsid="002222fd"/>
    </style:style>
    <style:style style:name="P22" style:family="paragraph" style:parent-style-name="Text_20_body">
      <style:text-properties officeooo:rsid="001aebbb" officeooo:paragraph-rsid="0024104d"/>
    </style:style>
    <style:style style:name="P2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24" style:family="paragraph" style:parent-style-name="Text_20_body">
      <style:text-properties officeooo:rsid="0013c32e" officeooo:paragraph-rsid="0013c32e"/>
    </style:style>
    <style:style style:name="P25" style:family="paragraph" style:parent-style-name="Text_20_body">
      <style:text-properties officeooo:paragraph-rsid="00159208"/>
    </style:style>
    <style:style style:name="P26" style:family="paragraph" style:parent-style-name="Text_20_body">
      <style:text-properties officeooo:rsid="001cce49" officeooo:paragraph-rsid="001cce49"/>
    </style:style>
    <style:style style:name="P27" style:family="paragraph" style:parent-style-name="Text_20_body">
      <style:text-properties officeooo:rsid="002038be" officeooo:paragraph-rsid="002038be"/>
    </style:style>
    <style:style style:name="P28" style:family="paragraph" style:parent-style-name="Text_20_body">
      <style:text-properties officeooo:rsid="0021c80e" officeooo:paragraph-rsid="0021c80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2">
      <style:text-properties officeooo:paragraph-rsid="001aebbb"/>
    </style:style>
    <style:style style:name="P35" style:family="paragraph" style:parent-style-name="Heading_20_2">
      <style:text-properties officeooo:paragraph-rsid="002222fd"/>
    </style:style>
    <style:style style:name="P36" style:family="paragraph" style:parent-style-name="Heading_20_2">
      <style:text-properties officeooo:paragraph-rsid="001cce49"/>
    </style:style>
    <style:style style:name="P37" style:family="paragraph" style:parent-style-name="Heading_20_3">
      <style:text-properties officeooo:rsid="001aebbb" officeooo:paragraph-rsid="0024104d"/>
    </style:style>
    <style:style style:name="P38" style:family="paragraph" style:parent-style-name="Heading_20_3">
      <style:text-properties officeooo:rsid="001aebbb" officeooo:paragraph-rsid="001aebbb"/>
    </style:style>
    <style:style style:name="P39" style:family="paragraph" style:parent-style-name="Heading_20_3">
      <style:text-properties officeooo:paragraph-rsid="0024104d"/>
    </style:style>
    <style:style style:name="P40" style:family="paragraph" style:parent-style-name="Heading_20_3">
      <style:text-properties officeooo:paragraph-rsid="001aebbb"/>
    </style:style>
    <style:style style:name="P41" style:family="paragraph" style:parent-style-name="Text_20_body" style:list-style-name="L1">
      <style:text-properties officeooo:rsid="0011e622" officeooo:paragraph-rsid="0011e622"/>
    </style:style>
    <style:style style:name="P42" style:family="paragraph" style:parent-style-name="Text_20_body" style:list-style-name="L1">
      <style:text-properties officeooo:rsid="00193a74" officeooo:paragraph-rsid="00193a74"/>
    </style:style>
    <style:style style:name="P43" style:family="paragraph" style:parent-style-name="Text_20_body">
      <style:text-properties officeooo:rsid="001aebbb" officeooo:paragraph-rsid="001aebbb"/>
    </style:style>
    <style:style style:name="P44" style:family="paragraph" style:parent-style-name="Text_20_body">
      <style:text-properties officeooo:rsid="0024d570" officeooo:paragraph-rsid="0024d570"/>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329_3513121647" text:style-name="Index_20_Link" text:visited-style-name="Index_20_Link">Introduction<text:tab/>2</text:a></text:p>
          <text:p text:style-name="P29"><text:a xlink:type="simple" xlink:href="#__RefHeading___Toc331_3513121647" text:style-name="Index_20_Link" text:visited-style-name="Index_20_Link">License<text:tab/>2</text:a></text:p>
          <text:p text:style-name="P29"><text:a xlink:type="simple" xlink:href="#__RefHeading___Toc333_3513121647" text:style-name="Index_20_Link" text:visited-style-name="Index_20_Link">Manufacturer selection<text:tab/>2</text:a></text:p>
          <text:p text:style-name="P29"><text:a xlink:type="simple" xlink:href="#__RefHeading___Toc335_3513121647" text:style-name="Index_20_Link" text:visited-style-name="Index_20_Link">BouffaloLab<text:tab/>2</text:a></text:p>
          <text:p text:style-name="P30"><text:a xlink:type="simple" xlink:href="#__RefHeading___Toc337_3513121647" text:style-name="Index_20_Link" text:visited-style-name="Index_20_Link">Third-party development board: PineCone<text:tab/>3</text:a></text:p>
          <text:p text:style-name="P30"><text:a xlink:type="simple" xlink:href="#__RefHeading___Toc341_3513121647" text:style-name="Index_20_Link" text:visited-style-name="Index_20_Link">Documentation, SDK and tools<text:tab/>3</text:a></text:p>
          <text:p text:style-name="P29"><text:a xlink:type="simple" xlink:href="#__RefHeading___Toc343_3513121647" text:style-name="Index_20_Link" text:visited-style-name="Index_20_Link">Espressif<text:tab/>3</text:a></text:p>
          <text:p text:style-name="P30"><text:a xlink:type="simple" xlink:href="#__RefHeading___Toc345_3513121647" text:style-name="Index_20_Link" text:visited-style-name="Index_20_Link">Official development board: ESP32-C3-DevKitM-1<text:tab/>3</text:a></text:p>
          <text:p text:style-name="P30"><text:a xlink:type="simple" xlink:href="#__RefHeading___Toc349_35131216471" text:style-name="Index_20_Link" text:visited-style-name="Index_20_Link">Third-party development board: ESP32-C3FH4<text:tab/>3</text:a></text:p>
          <text:p text:style-name="P30"><text:a xlink:type="simple" xlink:href="#__RefHeading___Toc1104_2947033009" text:style-name="Index_20_Link" text:visited-style-name="Index_20_Link">Third-party development board: YD-ESP32-C3<text:tab/>4</text:a></text:p>
          <text:p text:style-name="P30"><text:a xlink:type="simple" xlink:href="#__RefHeading___Toc351_3513121647" text:style-name="Index_20_Link" text:visited-style-name="Index_20_Link">Documentation, SDK and tools<text:tab/>4</text:a></text:p>
          <text:p text:style-name="P29"><text:a xlink:type="simple" xlink:href="#__RefHeading___Toc353_3513121647" text:style-name="Index_20_Link" text:visited-style-name="Index_20_Link">GigaDevice<text:tab/>4</text:a></text:p>
          <text:p text:style-name="P30"><text:a xlink:type="simple" xlink:href="#__RefHeading___Toc547_3513121647" text:style-name="Index_20_Link" text:visited-style-name="Index_20_Link">Official development board: GD32VF103C-START<text:tab/>4</text:a></text:p>
          <text:p text:style-name="P30"><text:a xlink:type="simple" xlink:href="#__RefHeading___Toc359_3513121647" text:style-name="Index_20_Link" text:visited-style-name="Index_20_Link">Third-party development board: Longan Nano<text:tab/>4</text:a></text:p>
          <text:p text:style-name="P30"><text:a xlink:type="simple" xlink:href="#__RefHeading___Toc361_3513121647" text:style-name="Index_20_Link" text:visited-style-name="Index_20_Link">Documentation, SDK and tools<text:tab/>4</text:a></text:p>
          <text:p text:style-name="P29"><text:a xlink:type="simple" xlink:href="#__RefHeading___Toc363_3513121647" text:style-name="Index_20_Link" text:visited-style-name="Index_20_Link">WCH<text:tab/>5</text:a></text:p>
          <text:p text:style-name="P30"><text:a xlink:type="simple" xlink:href="#__RefHeading___Toc504_3513121647" text:style-name="Index_20_Link" text:visited-style-name="Index_20_Link">Programmer / debugger<text:tab/>5</text:a></text:p>
          <text:p text:style-name="P30"><text:a xlink:type="simple" xlink:href="#__RefHeading___Toc506_3513121647" text:style-name="Index_20_Link" text:visited-style-name="Index_20_Link">MounRiver IDE<text:tab/>5</text:a></text:p>
          <text:p text:style-name="P30"><text:a xlink:type="simple" xlink:href="#__RefHeading___Toc508_3513121647" text:style-name="Index_20_Link" text:visited-style-name="Index_20_Link">CH32V003<text:tab/>6</text:a></text:p>
          <text:p text:style-name="P31"><text:a xlink:type="simple" xlink:href="#__RefHeading___Toc510_3513121647" text:style-name="Index_20_Link" text:visited-style-name="Index_20_Link">Official development board<text:tab/>6</text:a></text:p>
          <text:p text:style-name="P31"><text:a xlink:type="simple" xlink:href="#__RefHeading___Toc530_35131216471" text:style-name="Index_20_Link" text:visited-style-name="Index_20_Link">Third-party development board: nanoCH32V003<text:tab/>6</text:a></text:p>
          <text:p text:style-name="P31"><text:a xlink:type="simple" xlink:href="#__RefHeading___Toc361_35131216471" text:style-name="Index_20_Link" text:visited-style-name="Index_20_Link">Documentation and SDK<text:tab/>6</text:a></text:p>
          <text:p text:style-name="P30"><text:a xlink:type="simple" xlink:href="#__RefHeading___Toc512_3513121647" text:style-name="Index_20_Link" text:visited-style-name="Index_20_Link">CH32V103<text:tab/>6</text:a></text:p>
          <text:p text:style-name="P31"><text:a xlink:type="simple" xlink:href="#__RefHeading___Toc514_3513121647" text:style-name="Index_20_Link" text:visited-style-name="Index_20_Link">Official development board<text:tab/>6</text:a></text:p>
          <text:p text:style-name="P31"><text:a xlink:type="simple" xlink:href="#__RefHeading___Toc516_3513121647" text:style-name="Index_20_Link" text:visited-style-name="Index_20_Link">Third-party development board: BluePill+ CH32V103<text:tab/>6</text:a></text:p>
          <text:p text:style-name="P31"><text:a xlink:type="simple" xlink:href="#__RefHeading___Toc361_351312164711" text:style-name="Index_20_Link" text:visited-style-name="Index_20_Link">Documentation and SDK<text:tab/>6</text:a></text:p>
          <text:p text:style-name="P30"><text:a xlink:type="simple" xlink:href="#__RefHeading___Toc518_3513121647" text:style-name="Index_20_Link" text:visited-style-name="Index_20_Link">CH32V203<text:tab/>7</text:a></text:p>
          <text:p text:style-name="P31"><text:a xlink:type="simple" xlink:href="#__RefHeading___Toc520_3513121647" text:style-name="Index_20_Link" text:visited-style-name="Index_20_Link">Official development board<text:tab/>7</text:a></text:p>
          <text:p text:style-name="P31"><text:a xlink:type="simple" xlink:href="#__RefHeading___Toc522_3513121647" text:style-name="Index_20_Link" text:visited-style-name="Index_20_Link">Third-party development board: nanoCH32V203<text:tab/>7</text:a></text:p>
          <text:p text:style-name="P31"><text:a xlink:type="simple" xlink:href="#__RefHeading___Toc361_3513121647111" text:style-name="Index_20_Link" text:visited-style-name="Index_20_Link">Documentation and SDK<text:tab/>7</text:a></text:p>
          <text:p text:style-name="P30"><text:a xlink:type="simple" xlink:href="#__RefHeading___Toc524_3513121647" text:style-name="Index_20_Link" text:visited-style-name="Index_20_Link">CH32V208<text:tab/>7</text:a></text:p>
          <text:p text:style-name="P31"><text:a xlink:type="simple" xlink:href="#__RefHeading___Toc526_3513121647" text:style-name="Index_20_Link" text:visited-style-name="Index_20_Link">Official development board<text:tab/>7</text:a></text:p>
          <text:p text:style-name="P31"><text:a xlink:type="simple" xlink:href="#__RefHeading___Toc361_35131216471111" text:style-name="Index_20_Link" text:visited-style-name="Index_20_Link">Documentation and SDK<text:tab/>7</text:a></text:p>
          <text:p text:style-name="P30"><text:a xlink:type="simple" xlink:href="#__RefHeading___Toc528_3513121647" text:style-name="Index_20_Link" text:visited-style-name="Index_20_Link">CH32V305<text:tab/>7</text:a></text:p>
          <text:p text:style-name="P31"><text:a xlink:type="simple" xlink:href="#__RefHeading___Toc530_3513121647" text:style-name="Index_20_Link" text:visited-style-name="Index_20_Link">Third-party development board: nanoCH32V305<text:tab/>7</text:a></text:p>
          <text:p text:style-name="P31"><text:a xlink:type="simple" xlink:href="#__RefHeading___Toc361_351312164711121" text:style-name="Index_20_Link" text:visited-style-name="Index_20_Link">Documentation and SDK<text:tab/>7</text:a></text:p>
          <text:p text:style-name="P30"><text:a xlink:type="simple" xlink:href="#__RefHeading___Toc532_3513121647" text:style-name="Index_20_Link" text:visited-style-name="Index_20_Link">CH32V307<text:tab/>8</text:a></text:p>
          <text:p text:style-name="P31"><text:a xlink:type="simple" xlink:href="#__RefHeading___Toc534_3513121647" text:style-name="Index_20_Link" text:visited-style-name="Index_20_Link">Official development board<text:tab/>8</text:a></text:p>
          <text:p text:style-name="P31"><text:a xlink:type="simple" xlink:href="#__RefHeading___Toc536_3513121647" text:style-name="Index_20_Link" text:visited-style-name="Index_20_Link">Third-party development board: YD-CH32V307VC<text:tab/>8</text:a></text:p>
          <text:p text:style-name="P31"><text:a xlink:type="simple" xlink:href="#__RefHeading___Toc361_35131216471112" text:style-name="Index_20_Link" text:visited-style-name="Index_20_Link">Documentation and SDK<text:tab/>8</text:a></text:p>
          <text:p text:style-name="P30"><text:a xlink:type="simple" xlink:href="#__RefHeading___Toc538_3513121647" text:style-name="Index_20_Link" text:visited-style-name="Index_20_Link">CH582<text:tab/>8</text:a></text:p>
          <text:p text:style-name="P31"><text:a xlink:type="simple" xlink:href="#__RefHeading___Toc540_3513121647" text:style-name="Index_20_Link" text:visited-style-name="Index_20_Link">Official development board<text:tab/>8</text:a></text:p>
          <text:p text:style-name="P31"><text:a xlink:type="simple" xlink:href="#__RefHeading___Toc542_3513121647" text:style-name="Index_20_Link" text:visited-style-name="Index_20_Link">Third-party development board: YD-CH58x<text:tab/>8</text:a></text:p>
          <text:p text:style-name="P31"><text:a xlink:type="simple" xlink:href="#__RefHeading___Toc361_35131216471113" text:style-name="Index_20_Link" text:visited-style-name="Index_20_Link">Documentation and SDK<text:tab/>8</text:a></text:p>
          <text:p text:style-name="P30"><text:a xlink:type="simple" xlink:href="#__RefHeading___Toc1080_2316367055" text:style-name="Index_20_Link" text:visited-style-name="Index_20_Link">Alternatives to WCH tools<text:tab/>8</text:a></text:p>
        </text:index-body>
      </text:table-of-content>
      <text:h text:style-name="P32" text:outline-level="1"/>
      <text:h text:style-name="P3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1">have decent English documentation,</text:p>
        </text:list-item>
        <text:list-item>
          <text:p text:style-name="P41">have open-source or freely downloadable supporting software,</text:p>
        </text:list-item>
        <text:list-item>
          <text:p text:style-name="P41">be eas<text:span text:style-name="T6">il</text:span>y <text:span text:style-name="T6">available</text:span> from anywhere in the world, e.g. through AliExpress or LCSC,</text:p>
        </text:list-item>
        <text:list-item>
          <text:p text:style-name="P42">have cheap <text:span text:style-name="T1">development boards </text:span>as easily available as the chips,</text:p>
        </text:list-item>
        <text:list-item>
          <text:p text:style-name="P41">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5"><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p text:style-name="P28">Lots of interesting information not found in BouffaloLab documents: <text:a xlink:type="simple" xlink:href="https://github.com/pine64/" text:style-name="Internet_20_link" text:visited-style-name="Visited_20_Internet_20_Link">https://github.com/pine64/</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34"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5" text:outline-level="2"><text:bookmark-start text:name="__RefHeading___Toc349_35131216471"/>Third-party <text:span text:style-name="T7">d</text:span>evelopment board: ESP32-C3FH4<text:bookmark-end text:name="__RefHeading___Toc349_35131216471"/></text:h>
      <text:p text:style-name="P2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5" text:outline-level="2"><text:bookmark-start text:name="__RefHeading___Toc1104_2947033009"/><text:soft-page-break/>Third-party <text:span text:style-name="T7">d</text:span>evelopment board: YD-ESP32-C3<text:bookmark-end text:name="__RefHeading___Toc1104_2947033009"/></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34" text:outline-level="2"><text:bookmark-start text:name="__RefHeading___Toc351_3513121647"/>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24"><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34"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27">Downloads: <text:a xlink:type="simple" xlink:href="https://dl.sipeed.com/shareURL/LONGAN/Nano" text:style-name="Internet_20_link" text:visited-style-name="Visited_20_Internet_20_Link">https://dl.sipeed.com/shareURL/LONGAN/Nano</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34"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text:soft-page-break/>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20">48 MHz</text:p>
          </table:table-cell>
          <table:table-cell table:style-name="Table2.A2" office:value-type="string">
            <text:p text:style-name="P20">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20">80 MHz</text:p>
          </table:table-cell>
          <table:table-cell table:style-name="Table2.A2" office:value-type="string">
            <text:p text:style-name="P20">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Table_20_Contents"/>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P15">BLE</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P15">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20">80 MHz</text:p>
          </table:table-cell>
          <table:table-cell table:style-name="Table2.A2" office:value-type="string">
            <text:p text:style-name="P20">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44">For further details, here is a selection table covering the whole WCH offer: <text:a xlink:type="simple" xlink:href="https://special.wch.cn/en/mcu/" text:style-name="Internet_20_link" text:visited-style-name="Visited_20_Internet_20_Link">https://special.wch.cn/en/mcu/</text:a></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text:span text:style-name="T12">unlock the flash write protection</text:span> to be able to program your chip.</text:p>
      <text:p text:style-name="P16"><text:soft-page-break/>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35"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P37" text:outline-level="3"><text:bookmark-start text:name="__RefHeading___Toc530_35131216471"/>Third-party development board: nanoCH32V<text:span text:style-name="T11">003</text:span><text:bookmark-end text:name="__RefHeading___Toc530_35131216471"/></text:h>
      <text:p text:style-name="P23">Purchase link: <text:a xlink:type="simple" xlink:href="https://www.aliexpress.com/item/1005005221751705.html" text:style-name="Internet_20_link" text:visited-style-name="Visited_20_Internet_20_Link">https://www.aliexpress.com/item/1005005221751705.html</text:a></text:p>
      <text:p text:style-name="P22">Documentation: <text:a xlink:type="simple" xlink:href="https://github.com/wuxx/nanoCH32V003" text:style-name="Internet_20_link" text:visited-style-name="Visited_20_Internet_20_Link">https://github.com/wuxx/nanoCH32V003</text:a></text:p>
      <text:h text:style-name="P39"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34"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38" text:outline-level="3"><text:bookmark-start text:name="__RefHeading___Toc516_3513121647"/>Third-party development board: BluePill+ CH32V103<text:bookmark-end text:name="__RefHeading___Toc516_3513121647"/></text:h>
      <text:p text:style-name="P19">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34" text:outline-level="2"><text:bookmark-start text:name="__RefHeading___Toc518_3513121647"/><text:soft-page-break/>CH32V<text:span text:style-name="T7">2</text:span>03<text:bookmark-end text:name="__RefHeading___Toc518_3513121647"/></text:h>
      <text:h text:style-name="P40"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38" text:outline-level="3"><text:bookmark-start text:name="__RefHeading___Toc522_3513121647"/>Third-party development board: nanoCH32V203<text:bookmark-end text:name="__RefHeading___Toc522_3513121647"/></text:h>
      <text:p text:style-name="P19">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40" text:outline-level="3"><text:bookmark-start text:name="__RefHeading___Toc361_3513121647111"/>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34" text:outline-level="2"><text:bookmark-start text:name="__RefHeading___Toc524_3513121647"/>CH32V<text:span text:style-name="T7">2</text:span>0<text:span text:style-name="T7">8</text:span><text:bookmark-end text:name="__RefHeading___Toc524_3513121647"/></text:h>
      <text:h text:style-name="P40"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40"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34" text:outline-level="2"><text:bookmark-start text:name="__RefHeading___Toc528_3513121647"/>CH32V<text:span text:style-name="T7">305</text:span><text:bookmark-end text:name="__RefHeading___Toc528_3513121647"/></text:h>
      <text:h text:style-name="P38" text:outline-level="3"><text:bookmark-start text:name="__RefHeading___Toc530_3513121647"/>Third-party development board: nanoCH32V305<text:bookmark-end text:name="__RefHeading___Toc530_3513121647"/></text:h>
      <text:p text:style-name="P19">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40"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4" text:outline-level="2"><text:bookmark-start text:name="__RefHeading___Toc532_3513121647"/><text:soft-page-break/>CH32V<text:span text:style-name="T7">307</text:span><text:bookmark-end text:name="__RefHeading___Toc532_3513121647"/></text:h>
      <text:h text:style-name="P40"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38" text:outline-level="3"><text:bookmark-start text:name="__RefHeading___Toc536_3513121647"/>Third-party development board: YD-CH32V307VC<text:bookmark-end text:name="__RefHeading___Toc536_3513121647"/></text:h>
      <text:p text:style-name="P19">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40" text:outline-level="3"><text:bookmark-start text:name="__RefHeading___Toc361_35131216471112"/>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34" text:outline-level="2"><text:bookmark-start text:name="__RefHeading___Toc538_3513121647"/>CH<text:span text:style-name="T7">582</text:span><text:bookmark-end text:name="__RefHeading___Toc538_3513121647"/></text:h>
      <text:h text:style-name="P40" text:outline-level="3"><text:bookmark-start text:name="__RefHeading___Toc540_3513121647"/>Official development board<text:bookmark-end text:name="__RefHeading___Toc540_3513121647"/></text:h>
      <text:p text:style-name="P19">Purchase links:</text:p>
      <text:p text:style-name="P18"><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38" text:outline-level="3"><text:bookmark-start text:name="__RefHeading___Toc542_3513121647"/>Third-party development board: YD-CH58x<text:bookmark-end text:name="__RefHeading___Toc542_3513121647"/></text:h>
      <text:p text:style-name="P19">Purchase link: <text:a xlink:type="simple" xlink:href="https://www.aliexpress.com/item/1005004878787042.html" text:style-name="Internet_20_link" text:visited-style-name="Visited_20_Internet_20_Link">https://www.aliexpress.com/item/1005004878787042.html</text:a></text:p>
      <text:p text:style-name="P16">Documentation: <text:a xlink:type="simple" xlink:href="http://www.vcc-gnd.com/" text:style-name="Internet_20_link" text:visited-style-name="Visited_20_Internet_20_Link">http://www.vcc-gnd.com/</text:a></text:p>
      <text:h text:style-name="P40" text:outline-level="3"><text:bookmark-start text:name="__RefHeading___Toc361_35131216471113"/>Documentation <text:span text:style-name="T7">and</text:span> SDK<text:bookmark-end text:name="__RefHeading___Toc361_35131216471113"/></text:h>
      <text:p text:style-name="P16">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h text:style-name="P36" text:outline-level="2"><text:bookmark-start text:name="__RefHeading___Toc1080_2316367055"/>Alternatives to WCH tools<text:bookmark-end text:name="__RefHeading___Toc1080_2316367055"/></text:h>
      <text:p text:style-name="P26">If you would like to use mainstream GCC instead of WCH's, or to try an open-source flashing tool, the following Reddit thread will be of interest to you:</text:p>
      <text:p text:style-name="P26"><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3-25T15:33:54.983445656</dc:date>
    <meta:editing-duration>PT6H27M1S</meta:editing-duration>
    <meta:editing-cycles>17</meta:editing-cycles>
    <meta:generator>LibreOffice/7.4.3.2$Linux_X86_64 LibreOffice_project/40$Build-2</meta:generator>
    <meta:document-statistic meta:table-count="2" meta:image-count="0" meta:object-count="0" meta:page-count="8" meta:paragraph-count="266" meta:word-count="1455" meta:character-count="13242" meta:non-whitespace-character-count="12058"/>
  </office:meta>
</office:document-meta>
</file>